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06e4cb" officeooo:paragraph-rsid="0006e4cb"/>
    </style:style>
    <style:style style:name="P2" style:family="paragraph" style:parent-style-name="Standard" style:list-style-name="L1">
      <style:text-properties officeooo:rsid="000a41c0" officeooo:paragraph-rsid="000a41c0"/>
    </style:style>
    <style:style style:name="P3" style:family="paragraph" style:parent-style-name="Standard" style:list-style-name="L1">
      <style:text-properties officeooo:rsid="000a41c0" officeooo:paragraph-rsid="002191c1"/>
    </style:style>
    <style:style style:name="P4" style:family="paragraph" style:parent-style-name="Standard" style:list-style-name="L1">
      <style:text-properties officeooo:rsid="000ccdd3" officeooo:paragraph-rsid="000ccdd3"/>
    </style:style>
    <style:style style:name="P5" style:family="paragraph" style:parent-style-name="Standard" style:list-style-name="L1">
      <style:text-properties officeooo:rsid="000d0d16" officeooo:paragraph-rsid="000d0d16"/>
    </style:style>
    <style:style style:name="P6" style:family="paragraph" style:parent-style-name="Standard" style:list-style-name="L1">
      <style:text-properties officeooo:rsid="000d0d16" officeooo:paragraph-rsid="001e2cc1"/>
    </style:style>
    <style:style style:name="P7" style:family="paragraph" style:parent-style-name="Standard" style:list-style-name="L1">
      <style:text-properties officeooo:rsid="0010de77" officeooo:paragraph-rsid="0010de77"/>
    </style:style>
    <style:style style:name="P8" style:family="paragraph" style:parent-style-name="Standard" style:list-style-name="L1">
      <style:text-properties officeooo:rsid="0010de77" officeooo:paragraph-rsid="001231db"/>
    </style:style>
    <style:style style:name="P9" style:family="paragraph" style:parent-style-name="Standard" style:list-style-name="L1">
      <style:text-properties officeooo:rsid="00137003" officeooo:paragraph-rsid="00137003"/>
    </style:style>
    <style:style style:name="P10" style:family="paragraph" style:parent-style-name="Standard" style:list-style-name="L1">
      <style:text-properties officeooo:rsid="00154ea6" officeooo:paragraph-rsid="00154ea6"/>
    </style:style>
    <style:style style:name="P11" style:family="paragraph" style:parent-style-name="Standard" style:list-style-name="L1">
      <style:text-properties officeooo:rsid="00171e16" officeooo:paragraph-rsid="00171e16"/>
    </style:style>
    <style:style style:name="P12" style:family="paragraph" style:parent-style-name="Standard" style:list-style-name="L1">
      <style:text-properties officeooo:rsid="0019ecee" officeooo:paragraph-rsid="0019ecee"/>
    </style:style>
    <style:style style:name="P13" style:family="paragraph" style:parent-style-name="Standard" style:list-style-name="L1">
      <style:text-properties officeooo:rsid="001afb59" officeooo:paragraph-rsid="001afb59"/>
    </style:style>
    <style:style style:name="P14" style:family="paragraph" style:parent-style-name="Standard" style:list-style-name="L1">
      <style:text-properties officeooo:rsid="0017c289" officeooo:paragraph-rsid="0017c289"/>
    </style:style>
    <style:style style:name="P15" style:family="paragraph" style:parent-style-name="Standard" style:list-style-name="L1">
      <style:text-properties officeooo:rsid="0023f9c2" officeooo:paragraph-rsid="0023f9c2"/>
    </style:style>
    <style:style style:name="T1" style:family="text">
      <style:text-properties officeooo:rsid="000855e8"/>
    </style:style>
    <style:style style:name="T2" style:family="text">
      <style:text-properties officeooo:rsid="000a2425"/>
    </style:style>
    <style:style style:name="T3" style:family="text">
      <style:text-properties officeooo:rsid="000bf0d5"/>
    </style:style>
    <style:style style:name="T4" style:family="text">
      <style:text-properties officeooo:rsid="000f03f1"/>
    </style:style>
    <style:style style:name="T5" style:family="text">
      <style:text-properties officeooo:rsid="001231db"/>
    </style:style>
    <style:style style:name="T6" style:family="text">
      <style:text-properties officeooo:rsid="00137003"/>
    </style:style>
    <style:style style:name="T7" style:family="text">
      <style:text-properties officeooo:rsid="00149fa6"/>
    </style:style>
    <style:style style:name="T8" style:family="text">
      <style:text-properties officeooo:rsid="001cc590"/>
    </style:style>
    <style:style style:name="T9" style:family="text">
      <style:text-properties officeooo:rsid="001e2cc1"/>
    </style:style>
    <style:style style:name="T10" style:family="text">
      <style:text-properties officeooo:rsid="001e8be7"/>
    </style:style>
    <style:style style:name="T11" style:family="text">
      <style:text-properties officeooo:rsid="002191c1"/>
    </style:style>
    <style:style style:name="T12" style:family="text">
      <style:text-properties officeooo:rsid="00232f99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8169511111038478937" text:style-name="L1">
        <text:list-item>
          <text:p text:style-name="P1">Allgemeines zum R<text:span text:style-name="T10">P</text:span>i (Bild) <text:span text:style-name="T1">(1 min)</text:span></text:p>
        </text:list-item>
        <text:list-item>
          <text:p text:style-name="P1">wie bin ich dazu gekommen </text:p>
        </text:list-item>
        <text:list-item>
          <text:p text:style-name="P1">Hardware Entwicklung (PDF mit Bildern) <text:span text:style-name="T2">(3 min)</text:span></text:p>
        </text:list-item>
        <text:list-item>
          <text:p text:style-name="P2">Aufzeichnung (1 min)</text:p>
          <text:list>
            <text:list-item>
              <text:p text:style-name="P2">Shell-Skript</text:p>
            </text:list-item>
            <text:list-item>
              <text:p text:style-name="P2">einzelne Sensoren</text:p>
            </text:list-item>
            <text:list-item>
              <text:p text:style-name="P2">Vorbereitung und Speichern der Daten</text:p>
            </text:list-item>
          </text:list>
        </text:list-item>
        <text:list-item>
          <text:p text:style-name="P3">Display (<text:span text:style-name="T3">&lt;</text:span>1 min) <text:span text:style-name="T11">(</text:span><text:a xlink:type="simple" xlink:href="https://www.youtube.com/watch?v=LoalhJHVqS0" text:style-name="Internet_20_link" text:visited-style-name="Visited_20_Internet_20_Link"><text:span text:style-name="T11">https://www.youtube.com/watch?v=LoalhJHVqS0</text:span></text:a><text:span text:style-name="T11">)</text:span></text:p>
        </text:list-item>
        <text:list-item>
          <text:p text:style-name="P4">Webinterface <text:span text:style-name="T4">(3 min)</text:span></text:p>
          <text:list>
            <text:list-item>
              <text:p text:style-name="P4">Allgemeines Herzeigen</text:p>
            </text:list-item>
            <text:list-item>
              <text:p text:style-name="P5">aktuell</text:p>
            </text:list-item>
            <text:list-item>
              <text:p text:style-name="P5">dygraphs <text:span text:style-name="T12">Demonstration</text:span></text:p>
            </text:list-item>
            <text:list-item>
              <text:p text:style-name="P6">Video von Klasse (<text:a xlink:type="simple" xlink:href="https://www.youtube.com/watch?v=1bv6CEXuN5c" text:style-name="Internet_20_link" text:visited-style-name="Visited_20_Internet_20_Link"><text:span text:style-name="T9">https://www.youtube.com/watch?v=1bv6CEXuN5c</text:span></text:a><text:span text:style-name="T9"> </text:span><text:a xlink:type="simple" xlink:href="https://www.flickr.com/photos/findus23/14427190684/" text:style-name="Internet_20_link" text:visited-style-name="Visited_20_Internet_20_Link"><text:span text:style-name="T9">https://www.flickr.com/photos/findus23/14427190684/</text:span></text:a><text:span text:style-name="T9"> </text:span>)</text:p>
            </text:list-item>
          </text:list>
        </text:list-item>
        <text:list-item>
          <text:p text:style-name="P7">Endauswertung <text:span text:style-name="T6">(1 min)</text:span></text:p>
          <text:list>
            <text:list-item>
              <text:p text:style-name="P8">„Video“ <text:span text:style-name="T5">(</text:span><text:a xlink:type="simple" xlink:href="https://asciinema.org/a/8925" text:style-name="Internet_20_link" text:visited-style-name="Visited_20_Internet_20_Link"><text:span text:style-name="T5">https://asciinema.org/a/8925</text:span></text:a><text:span text:style-name="T5">)</text:span></text:p>
            </text:list-item>
          </text:list>
        </text:list-item>
        <text:list-item>
          <text:p text:style-name="P9">Gnuplot (<text:span text:style-name="T7">&lt;</text:span>1 min)</text:p>
          <text:list>
            <text:list-item>
              <text:p text:style-name="P9">Anfangs verwendet (evtl. aktueller Zwischenstand)</text:p>
            </text:list-item>
          </text:list>
        </text:list-item>
        <text:list-item>
          <text:p text:style-name="P10">sonstiges</text:p>
          <text:list>
            <text:list-item>
              <text:p text:style-name="P10">Autostart</text:p>
            </text:list-item>
            <text:list-item>
              <text:p text:style-name="P11">Logo</text:p>
            </text:list-item>
            <text:list-item>
              <text:p text:style-name="P11">Gadget</text:p>
            </text:list-item>
            <text:list-item>
              <text:p text:style-name="P12">Pushbullet</text:p>
            </text:list-item>
            <text:list-item>
              <text:p text:style-name="P12">mitternacht.sh</text:p>
            </text:list-item>
            <text:list-item>
              <text:p text:style-name="P15">Weather Underground (<text:a xlink:type="simple" xlink:href="http://www.wunderground.com/personal-weather-station/dashboard?ID=INIEDERS353" text:style-name="Internet_20_link" text:visited-style-name="Visited_20_Internet_20_Link">http://www.wunderground.com/personal-weather-station/dashboard?ID=INIEDERS353</text:a>)</text:p>
            </text:list-item>
            <text:list-item>
              <text:p text:style-name="P13">LED<text:span text:style-name="T8">s</text:span></text:p>
            </text:list-item>
          </text:list>
        </text:list-item>
        <text:list-item>
          <text:p text:style-name="P14">weitere Informationen</text:p>
          <text:list>
            <text:list-item>
              <text:p text:style-name="P14">Github</text:p>
            </text:list-item>
            <text:list-item>
              <text:p text:style-name="P14">Flickr</text:p>
            </text:list-item>
          </text:list>
        </text:list-item>
        <text:list-item>
          <text:p text:style-name="P12">Fragen?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kas Winkler</meta:initial-creator>
    <meta:creation-date>2014-06-15T15:29:37.966001255</meta:creation-date>
    <dc:date>2014-10-03T15:53:21.817907914</dc:date>
    <meta:editing-duration>PT55M52S</meta:editing-duration>
    <meta:editing-cycles>27</meta:editing-cycles>
    <meta:generator>LibreOffice/4.3.1.2$Linux_X86_64 LibreOffice_project/430m0$Build-2</meta:generator>
    <dc:creator>Lukas Winkler</dc:creator>
    <meta:document-statistic meta:table-count="0" meta:image-count="0" meta:object-count="0" meta:page-count="1" meta:paragraph-count="29" meta:word-count="104" meta:character-count="817" meta:non-whitespace-character-count="770"/>
  </office:meta>
</office:document-meta>
</file>